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e0" draw:textarea-horizontal-align="justify" draw:textarea-vertical-align="middle" draw:auto-grow-height="false" fo:min-height="2.934cm" fo:min-width="5.156cm"/>
    </style:style>
    <style:style style:name="gr2" style:family="graphic" style:parent-style-name="standard">
      <style:graphic-properties draw:fill-color="#ffc0cb" draw:textarea-horizontal-align="justify" draw:textarea-vertical-align="middle" draw:auto-grow-height="false" fo:min-height="0.45cm" fo:min-width="2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c0cb" draw:textarea-horizontal-align="justify" draw:textarea-vertical-align="middle" draw:auto-grow-height="false" fo:min-height="0.45cm" fo:min-width="1.8cm"/>
    </style:style>
    <style:style style:name="gr5" style:family="graphic" style:parent-style-name="standard">
      <style:graphic-properties draw:fill-color="#ffffe0" draw:textarea-horizontal-align="justify" draw:textarea-vertical-align="middle" draw:auto-grow-height="false" fo:min-height="1.376cm" fo:min-width="1.92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e0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c0cb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e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6cm" svg:height="3.528cm" svg:x="5.592cm" svg:y="8.872cm">
          <text:p text:style-name="P1"><text:span text:style-name="T1">nombre = “Calamardo”</text:span></text:p>
          <text:p text:style-name="P1"><text:span text:style-name="T1">energia = 100</text:span></text:p>
          <text:p text:style-name="P1"><text:span text:style-name="T1">color = “Rojo”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9cm" svg:height="0.7cm" svg:x="1.992cm" svg:y="7.572cm">
          <text:p text:style-name="P3"><text:span text:style-name="T1">miPersonaj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892cm" svg:y1="7.922cm" svg:x2="8.592cm" svg:y2="8.872cm" draw:start-shape="id1" draw:start-glue-point="1" draw:end-shape="id2" draw:end-glue-point="0" svg:d="M4892 7922h3700v950" svg:viewBox="0 0 3701 951">
          <text:p/>
        </draw:connector>
        <draw:custom-shape draw:style-name="gr4" draw:text-style-name="P4" xml:id="id3" draw:id="id3" draw:layer="layout" svg:width="2.3cm" svg:height="0.7cm" svg:x="6cm" svg:y="11.364cm">
          <text:p text:style-name="P3"><text:span text:style-name="T1">posi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2.6cm" svg:height="1.8cm" svg:x="7.429cm" svg:y="13.963cm">
          <text:p text:style-name="P3"><text:span text:style-name="T1">x = 0</text:span></text:p>
          <text:p text:style-name="P3"><text:span text:style-name="T1">y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7.15cm" svg:y1="12.064cm" svg:x2="8.729cm" svg:y2="13.963cm" draw:start-shape="id3" draw:start-glue-point="2" draw:end-shape="id4" draw:end-glue-point="0" svg:d="M7150 12064v950h1579v949" svg:viewBox="0 0 1580 1900">
          <text:p/>
        </draw:connector>
        <draw:custom-shape draw:style-name="gr4" draw:text-style-name="P4" xml:id="id5" draw:id="id5" draw:layer="layout" svg:width="2.3cm" svg:height="0.7cm" svg:x="3.584cm" svg:y="18.6cm">
          <text:p text:style-name="P3"><text:span text:style-name="T1">posicion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2.6cm" svg:height="1.8cm" svg:x="5.932cm" svg:y="21.199cm">
          <text:p text:style-name="P3"><text:span text:style-name="T1">x = 0</text:span></text:p>
          <text:p text:style-name="P3"><text:span text:style-name="T1">y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734cm" svg:y1="19.3cm" svg:x2="5.932cm" svg:y2="22.099cm" draw:start-shape="id5" draw:start-glue-point="2" draw:end-shape="id6" draw:end-glue-point="3" svg:d="M4734 19300v2799h1198" svg:viewBox="0 0 1199 2800">
          <text:p/>
        </draw:connector>
        <draw:custom-shape draw:style-name="gr4" draw:text-style-name="P4" xml:id="id7" draw:id="id7" draw:layer="layout" svg:width="2.3cm" svg:height="0.7cm" svg:x="8.463cm" svg:y="18.524cm">
          <text:p text:style-name="P3"><text:span text:style-name="T1">posicio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9.613cm" svg:y1="19.224cm" svg:x2="8.532cm" svg:y2="22.099cm" draw:start-shape="id7" draw:start-glue-point="2" draw:end-shape="id6" draw:end-glue-point="1" svg:d="M9613 19224v2875h-1081" svg:viewBox="0 0 1082 28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8:20:02.427003015</meta:creation-date>
    <dc:date>2018-11-08T12:35:15.688704912</dc:date>
    <meta:editing-duration>PT8M11S</meta:editing-duration>
    <meta:editing-cycles>5</meta:editing-cycles>
    <meta:generator>LibreOffice/6.0.6.2$Linux_X86_64 LibreOffice_project/00m0$Build-2</meta:generator>
    <meta:document-statistic meta:object-count="11"/>
  </office:meta>
</office:document-meta>
</file>